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10">
      <style:paragraph-properties fo:margin-top="0in" fo:margin-bottom="0in"/>
    </style:style>
    <style:style style:name="P24" style:family="paragraph" style:parent-style-name="Text_20_body" style:list-style-name="L11">
      <style:paragraph-properties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12">
    </style:style>
    <style:style style:name="P29" style:family="paragraph" style:parent-style-name="Text_20_body" style:list-style-name="L13">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February 24, 2022 (11:23:4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 you can refer to <text:a xlink:type="simple" xlink:href="/zip_guide.html" office:name=""><text:span text:style-name="Definition">our small guide on manipulating archives</text:span></text:a>. <text:span text:style-name="T1">Be careful</text:span>: some file explorers will simply <text:span text:style-name="T1">preview</text:span> the (zip) archive if you simply double-click on it, but most IDE will not accept to open a file if it has not been actually extracted / unziped!</text:p>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2">
        <text:list-item>
          <text:p text:style-name="P2">Right-click on <text:span text:style-name="NormalTok">InitialSolution</text:span> (in “Solution Explorer”, “Explorer”, or even “Solution”).</text:p>
        </text:list-item>
        <text:list-item>
          <text:p text:style-name="P2">Select “Rename” (it can be under “Edit”), then rename the solution to <text:span text:style-name="NormalTok">EditedSolution</text:span>.</text:p>
        </text:list-item>
        <text:list-item>
          <text:p text:style-name="P2">What change(s) do you notice in your IDE?</text:p>
        </text:list-item>
        <text:list-item>
          <text:p text:style-name="P2">Can you still build and debug your program?</text:p>
        </text:list-item>
        <text:list-item>
          <text:p text:style-name="P2">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3">
        <text:list-item>
          <text:p text:style-name="P3">Right-click on <text:span text:style-name="NormalTok">InitialProject</text:span>.</text:p>
        </text:list-item>
        <text:list-item>
          <text:p text:style-name="P3">Select “Rename” then rename the solution to <text:span text:style-name="NormalTok">EditedProject</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4">
        <text:list-item>
          <text:p text:style-name="P4">In <text:span text:style-name="NormalTok">Program</text:span><text:span text:style-name="OperatorTok">.</text:span><text:span text:style-name="FunctionTok">cs</text:span>:</text:p>
          <text:list text:style-name="L5">
            <text:list-item>
              <text:p text:style-name="P5">replace <text:span text:style-name="StringTok">"Welcome to the lab portion of CSCI 1301!"</text:span></text:p>
            </text:list-item>
            <text:list-item>
              <text:p text:style-name="P5">with <text:span text:style-name="StringTok">"This is my first program."</text:span>.</text:p>
            </text:list-item>
          </text:list>
        </text:list-item>
        <text:list-item>
          <text:p text:style-name="P4">Build and run the program. Do you notice any change(s)?</text:p>
        </text:list-item>
        <text:list-item>
          <text:p text:style-name="P4">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6">Console.Write("This is my second message."); </text:p>
        </text:list-item>
        <text:list-item>
          <text:p text:style-name="P4">Build and run the program. Do you notice any change(s)?</text:p>
        </text:list-item>
        <text:list-item>
          <text:p text:style-name="P4">Insert another new line after the one you just created and paste the following:</text:p>
          <text:p text:style-name="P7">Console.Write("This is my third message."); </text:p>
        </text:list-item>
        <text:list-item>
          <text:p text:style-name="P4">Build and run the program. Can you notice the difference between <text:span text:style-name="NormalTok">WriteLine</text:span> and <text:span text:style-name="NormalTok">Write</text:span>?</text:p>
        </text:list-item>
        <text:list-item>
          <text:p text:style-name="P4">Insert another new line after the one you just created and paste the following:</text:p>
          <text:p text:style-name="P8">Console.Write("\t This is my fourth message."); </text:p>
        </text:list-item>
        <text:list-item>
          <text:p text:style-name="P4">Build and run the program. Can you tell what <text:span text:style-name="NormalTok">\t</text:span> is doing?</text:p>
        </text:list-item>
        <text:list-item>
          <text:p text:style-name="P4">Insert another new line after the one you just created and paste the following:</text:p>
          <text:p text:style-name="P9">Console.Write("\n This \n is \n my fifth message.\n");</text:p>
        </text:list-item>
        <text:list-item>
          <text:p text:style-name="P4">Build and run the program. You should see something like this:</text:p>
          <text:p text:style-name="P10">This is my first program.</text:p>
          <text:p text:style-name="P11">This is my second message.This is my third message. <text:s text:c="3"/>This is my fourth message.</text:p>
          <text:p text:style-name="P12"><text:s text:c="1"/>This</text:p>
          <text:p text:style-name="P13"><text:s text:c="1"/>is</text:p>
          <text:p text:style-name="P14"><text:s text:c="1"/>my fifth message.</text:p>
          <text:p text:style-name="P4">Can you tell what <text:span text:style-name="NormalTok">\n</text:span> is doing?</text:p>
        </text:list-item>
        <text:list-item>
          <text:p text:style-name="P4">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4">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6">
        <text:list-item>
          <text:p text:style-name="P15">Launch your IDE</text:p>
        </text:list-item>
        <text:list-item>
          <text:p text:style-name="P15">After the IDE launches, look for an option to create a new project. The exact wording varies between different IDEs, but look for one of the following: </text:p>
          <text:list text:style-name="L7">
            <text:list-item>
              <text:p text:style-name="P16"><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6"><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5">Look for “Console Application” option and check that the associated language is C#.</text:p>
          <text:list text:style-name="L8">
            <text:list-item>
              <text:p text:style-name="P17"><text:span text:style-name="T1">note to Windows users</text:span>: you may see multiple options for a framework (.Net Framework or .NET Core) and can choose either, it does not make a difference for this class.</text:p>
            </text:list-item>
            <text:list-item>
              <text:p text:style-name="P17">On Visual Studio, you would see something like:</text:p>
            </text:list-item>
          </text:list>
          <text:p text:style-name="P15"/>
          <text:p text:style-name="P15">Pick the <text:span text:style-name="T1">first</text:span> item, which is for C#.</text:p>
        </text:list-item>
        <text:list-item>
          <text:p text:style-name="P15">Enter <text:span text:style-name="NormalTok">MyFirstProject</text:span> as the name of the project.</text:p>
        </text:list-item>
        <text:list-item>
          <text:p text:style-name="P15">Enter <text:span text:style-name="NormalTok">MyFirstSolution</text:span> as the name of the solution.</text:p>
        </text:list-item>
        <text:list-item>
          <text:p text:style-name="P15">For location or solution directory: choose a good place to save your solution. The best pick would be a folder you created for this lab.</text:p>
        </text:list-item>
        <text:list-item>
          <text:p text:style-name="P15">Leave the rest as is and click on “Create” or “Ok”.</text:p>
        </text:list-item>
        <text:list-item>
          <text:p text:style-name="P15">Now answer the following:</text:p>
          <text:list>
            <text:list-item>
              <text:p text:style-name="P17">A source code file appeared in the main window of your IDE. Compare this code with the code you studied previously: How are they different? How are they the same?</text:p>
            </text:list-item>
            <text:list-item>
              <text:p text:style-name="P17">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7">Try to compile <text:span text:style-name="NormalTok">MyFirstSolution</text:span>. Did the compilation succeed?</text:p>
            </text:list-item>
            <text:list-item>
              <text:p text:style-name="P17">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9">
        <text:list-item>
          <text:p text:style-name="P18">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8">Create a new line.</text:p>
        </text:list-item>
        <text:list-item>
          <text:p text:style-name="P18">Type <text:span text:style-name="NormalTok">Console</text:span> then pause</text:p>
        </text:list-item>
        <text:list-item>
          <text:p text:style-name="P18">After a short moment, an auto-completion feature that displays suggestions and messages should display. This is a common IDE feature to help the programmer. You’ll probably end up using it a lot, but let’s not worry about it for now.</text:p>
        </text:list-item>
        <text:list-item>
          <text:p text:style-name="P18">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8">Now type an open parenthesis, i.e. <text:span text:style-name="OperatorTok">(</text:span>, and notice that it is closed for you automatically.</text:p>
        </text:list-item>
        <text:list-item>
          <text:p text:style-name="P18">Type a <text:span text:style-name="DataTypeTok">string</text:span> of your choice between those two parenthesis, i.e. something like <text:span text:style-name="StringTok">"This is my first message"</text:span> (and don’t forget the quotes).</text:p>
          <text:p text:style-name="P18">At this point, your <text:span text:style-name="NormalTok">Main</text:span> method should look like this:</text:p>
          <text:p text:style-name="P19">static void Main(string[] args)</text:p>
          <text:p text:style-name="P20">{</text:p>
          <text:p text:style-name="P21"><text:s text:c="4"/>Console.WriteLine("This is my first message!")</text:p>
          <text:p text:style-name="P22">}</text:p>
        </text:list-item>
        <text:list-item>
          <text:p text:style-name="P18">Compile (build) your program.</text:p>
        </text:list-item>
        <text:list-item>
          <text:p text:style-name="P18">Oh no, something went wrong! Can you fix this problem?</text:p>
        </text:list-item>
        <text:list-item>
          <text:p text:style-name="P18">Once you can compile your program without errors, execute it.</text:p>
        </text:list-item>
        <text:list-item>
          <text:p text:style-name="P18">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0">
        <text:list-item>
          <text:p text:style-name="P23">What C# langauge feature is responsible for reclaiming unused memory?</text:p>
        </text:list-item>
        <text:list-item>
          <text:p text:style-name="P23">What file extension is used by C# source code files?</text:p>
        </text:list-item>
        <text:list-item>
          <text:p text:style-name="P23">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1">
        <text:list-item>
          <text:p text:style-name="P24">Create a new project.</text:p>
        </text:list-item>
        <text:list-item>
          <text:p text:style-name="P24">Edit the <text:span text:style-name="NormalTok">Main</text:span> method so that when compiled and executed, your program will display the following on the screen:</text:p>
        </text:list-item>
      </text:list>
      <text:p text:style-name="P25"><text:s text:c="3"/>!</text:p>
      <text:p text:style-name="P26"><text:s text:c="2"/>!!!</text:p>
      <text:p text:style-name="P27">!!!!!!!</text:p>
      <text:list text:style-name="L12">
        <text:list-item>
          <text:p text:style-name="P28">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8">In the panel that appears, enter the following:</text:p>
          <text:list text:style-name="L13">
            <text:list-item>
              <text:p text:style-name="P29">(Find what) <text:span text:style-name="OperatorTok">!</text:span></text:p>
            </text:list-item>
            <text:list-item>
              <text:p text:style-name="P29">(Replace with) <text:span text:style-name="OperatorTok">*</text:span></text:p>
            </text:list-item>
          </text:list>
        </text:list-item>
        <text:list-item>
          <text:p text:style-name="P28">Hit “Replace All” and note the modifications in your program.</text:p>
        </text:list-item>
        <text:list-item>
          <text:p text:style-name="P28">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6:24:06Z</meta:creation-date>
    <dc:date>2022-02-24T16:24:06Z</dc:date>
    <meta:user-defined meta:name="date" meta:value-type="string">February  24, 2022 (11:23:4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